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20.16mm"/>
    </style:style>
    <style:style style:name="co3" style:family="table-column">
      <style:table-column-properties fo:break-before="auto" style:column-width="2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 '.B3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 '.B5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 '.C2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 '.C4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 '.C6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 '.D3"/>
    </style:style>
    <style:style style:name="ce1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 '.D5"/>
    </style:style>
    <style:style style:name="ce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 '.F6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L.B3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L.B5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L.C2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L.C4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L.C6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L.D3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L.D5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L.F6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0'.B3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0'.B5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0'.C2"/>
    </style:style>
    <style:style style:name="ce3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0'.C4"/>
    </style:style>
    <style:style style:name="ce3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0'.C6"/>
    </style:style>
    <style:style style:name="ce3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0'.D3"/>
    </style:style>
    <style:style style:name="ce3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0'.D5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0'.F6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2'.B3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2'.B5"/>
    </style:style>
    <style:style style:name="ce3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2'.C2"/>
    </style:style>
    <style:style style:name="ce4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2'.C4"/>
    </style:style>
    <style:style style:name="ce4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2'.C6"/>
    </style:style>
    <style:style style:name="ce4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2'.D3"/>
    </style:style>
    <style:style style:name="ce4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2'.D5"/>
    </style:style>
    <style:style style:name="ce4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2'.F6"/>
    </style:style>
    <style:style style:name="ce4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3'.B3"/>
    </style:style>
    <style:style style:name="ce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3'.B5"/>
    </style:style>
    <style:style style:name="ce4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3'.C2"/>
    </style:style>
    <style:style style:name="ce4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3'.C4"/>
    </style:style>
    <style:style style:name="ce4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3'.C6"/>
    </style:style>
    <style:style style:name="ce5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3'.D3"/>
    </style:style>
    <style:style style:name="ce5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3'.D5"/>
    </style:style>
    <style:style style:name="ce5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3'.F6"/>
    </style:style>
    <style:style style:name="ce5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4'.B3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4'.B5"/>
    </style:style>
    <style:style style:name="ce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4'.C2"/>
    </style:style>
    <style:style style:name="ce5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4'.C4"/>
    </style:style>
    <style:style style:name="ce5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4'.C6"/>
    </style:style>
    <style:style style:name="ce5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4'.D3"/>
    </style:style>
    <style:style style:name="ce5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4'.D5"/>
    </style:style>
    <style:style style:name="ce6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4'.F6"/>
    </style:style>
    <style:style style:name="ce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5'.B3"/>
    </style:style>
    <style:style style:name="ce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5'.B5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5'.C2"/>
    </style:style>
    <style:style style:name="ce6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5'.C4"/>
    </style:style>
    <style:style style:name="ce6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5'.C6"/>
    </style:style>
    <style:style style:name="ce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5'.D3"/>
    </style:style>
    <style:style style:name="ce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5'.D5"/>
    </style:style>
    <style:style style:name="ce6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5'.F6"/>
    </style:style>
    <style:style style:name="ce6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7'.B3"/>
    </style:style>
    <style:style style:name="ce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7'.B5"/>
    </style:style>
    <style:style style:name="ce7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7'.C2"/>
    </style:style>
    <style:style style:name="ce7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7'.C4"/>
    </style:style>
    <style:style style:name="ce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7'.C6"/>
    </style:style>
    <style:style style:name="ce7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7'.D3"/>
    </style:style>
    <style:style style:name="ce7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7'.D5"/>
    </style:style>
    <style:style style:name="ce7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7'.F6"/>
    </style:style>
    <style:style style:name="ce7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6'.B3"/>
    </style:style>
    <style:style style:name="ce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6'.B5"/>
    </style:style>
    <style:style style:name="ce7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6'.C2"/>
    </style:style>
    <style:style style:name="ce8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6'.C4"/>
    </style:style>
    <style:style style:name="ce8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6'.C6"/>
    </style:style>
    <style:style style:name="ce8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6'.D3"/>
    </style:style>
    <style:style style:name="ce8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6'.D5"/>
    </style:style>
    <style:style style:name="ce8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6'.F6"/>
    </style:style>
    <style:style style:name="ce8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9'.B3"/>
    </style:style>
    <style:style style:name="ce8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9'.B5"/>
    </style:style>
    <style:style style:name="ce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9'.C2"/>
    </style:style>
    <style:style style:name="ce8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9'.C4"/>
    </style:style>
    <style:style style:name="ce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9'.C6"/>
    </style:style>
    <style:style style:name="ce9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9'.D3"/>
    </style:style>
    <style:style style:name="ce9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9'.D5"/>
    </style:style>
    <style:style style:name="ce9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9'.F6"/>
    </style:style>
    <style:style style:name="ce9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8'.B3"/>
    </style:style>
    <style:style style:name="ce9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8'.B5"/>
    </style:style>
    <style:style style:name="ce9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8'.C2"/>
    </style:style>
    <style:style style:name="ce9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8'.C4"/>
    </style:style>
    <style:style style:name="ce9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8'.C6"/>
    </style:style>
    <style:style style:name="ce9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8'.D3"/>
    </style:style>
    <style:style style:name="ce9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8'.D5"/>
    </style:style>
    <style:style style:name="ce10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8'.F6"/>
    </style:style>
    <style:style style:name="ce10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A.B3"/>
    </style:style>
    <style:style style:name="ce10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A.B5"/>
    </style:style>
    <style:style style:name="ce10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A.C2"/>
    </style:style>
    <style:style style:name="ce1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A.C4"/>
    </style:style>
    <style:style style:name="ce10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A.C6"/>
    </style:style>
    <style:style style:name="ce10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A.D3"/>
    </style:style>
    <style:style style:name="ce10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A.D5"/>
    </style:style>
    <style:style style:name="ce10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A.F6"/>
    </style:style>
    <style:style style:name="ce10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c '.B3"/>
    </style:style>
    <style:style style:name="ce1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c '.B5"/>
    </style:style>
    <style:style style:name="ce1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c '.C2"/>
    </style:style>
    <style:style style:name="ce1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c '.C4"/>
    </style:style>
    <style:style style:name="ce1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c '.C6"/>
    </style:style>
    <style:style style:name="ce1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c '.D3"/>
    </style:style>
    <style:style style:name="ce1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c '.D5"/>
    </style:style>
    <style:style style:name="ce1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c '.F6"/>
    </style:style>
    <style:style style:name="ce1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C.'.B3"/>
    </style:style>
    <style:style style:name="ce11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C.'.B5"/>
    </style:style>
    <style:style style:name="ce11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C.'.C2"/>
    </style:style>
    <style:style style:name="ce1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C.'.C4"/>
    </style:style>
    <style:style style:name="ce1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C.'.C6"/>
    </style:style>
    <style:style style:name="ce12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C.'.D3"/>
    </style:style>
    <style:style style:name="ce1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C.'.D5"/>
    </style:style>
    <style:style style:name="ce12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C.'.F6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C.B3"/>
    </style:style>
    <style:style style:name="ce1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C.B5"/>
    </style:style>
    <style:style style:name="ce12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C.C2"/>
    </style:style>
    <style:style style:name="ce12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C.C4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C.C6"/>
    </style:style>
    <style:style style:name="ce1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C.D3"/>
    </style:style>
    <style:style style:name="ce1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C.D5"/>
    </style:style>
    <style:style style:name="ce13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C.F6"/>
    </style:style>
    <style:style style:name="ce13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E.B3"/>
    </style:style>
    <style:style style:name="ce13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E.B5"/>
    </style:style>
    <style:style style:name="ce13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E.C2"/>
    </style:style>
    <style:style style:name="ce13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E.C4"/>
    </style:style>
    <style:style style:name="ce13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E.C6"/>
    </style:style>
    <style:style style:name="ce13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E.D3"/>
    </style:style>
    <style:style style:name="ce13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E.D5"/>
    </style:style>
    <style:style style:name="ce14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E.F6"/>
    </style:style>
    <style:style style:name="ce14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F.B3"/>
    </style:style>
    <style:style style:name="ce14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F.B5"/>
    </style:style>
    <style:style style:name="ce14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F.C2"/>
    </style:style>
    <style:style style:name="ce14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F.C4"/>
    </style:style>
    <style:style style:name="ce14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F.C6"/>
    </style:style>
    <style:style style:name="ce1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F.D3"/>
    </style:style>
    <style:style style:name="ce14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F.D5"/>
    </style:style>
    <style:style style:name="ce14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F.F6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h '.B3"/>
    </style:style>
    <style:style style:name="ce15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h '.B5"/>
    </style:style>
    <style:style style:name="ce15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h '.C2"/>
    </style:style>
    <style:style style:name="ce15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h '.C4"/>
    </style:style>
    <style:style style:name="ce15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h '.C6"/>
    </style:style>
    <style:style style:name="ce1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h '.D3"/>
    </style:style>
    <style:style style:name="ce1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h '.D5"/>
    </style:style>
    <style:style style:name="ce15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h '.F6"/>
    </style:style>
    <style:style style:name="ce15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H.B3"/>
    </style:style>
    <style:style style:name="ce15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H.B5"/>
    </style:style>
    <style:style style:name="ce15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H.C2"/>
    </style:style>
    <style:style style:name="ce16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H.C4"/>
    </style:style>
    <style:style style:name="ce1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H.C6"/>
    </style:style>
    <style:style style:name="ce1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H.D3"/>
    </style:style>
    <style:style style:name="ce16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H.D5"/>
    </style:style>
    <style:style style:name="ce16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H.F6"/>
    </style:style>
    <style:style style:name="ce16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1'.C2"/>
    </style:style>
    <style:style style:name="ce1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1'.C6"/>
    </style:style>
    <style:style style:name="ce1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1'.C2"/>
    </style:style>
    <style:style style:name="ce16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1'.B3"/>
    </style:style>
    <style:style style:name="ce16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1'.F6"/>
    </style:style>
    <style:style style:name="ce1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1'.C2"/>
    </style:style>
    <style:style style:name="ce17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1'.C4"/>
    </style:style>
    <style:style style:name="ce17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1'.D5"/>
    </style:style>
    <style:style style:name="ce1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I.B3"/>
    </style:style>
    <style:style style:name="ce17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I.B5"/>
    </style:style>
    <style:style style:name="ce17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I.C2"/>
    </style:style>
    <style:style style:name="ce17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I.C4"/>
    </style:style>
    <style:style style:name="ce17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I.C6"/>
    </style:style>
    <style:style style:name="ce1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I.D3"/>
    </style:style>
    <style:style style:name="ce17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I.D5"/>
    </style:style>
    <style:style style:name="ce18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I.F6"/>
    </style:style>
    <style:style style:name="ce18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n '.B3"/>
    </style:style>
    <style:style style:name="ce18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n '.B5"/>
    </style:style>
    <style:style style:name="ce18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n '.C2"/>
    </style:style>
    <style:style style:name="ce18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n '.C4"/>
    </style:style>
    <style:style style:name="ce18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n '.C6"/>
    </style:style>
    <style:style style:name="ce18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n '.D3"/>
    </style:style>
    <style:style style:name="ce1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n '.D5"/>
    </style:style>
    <style:style style:name="ce18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n '.F6"/>
    </style:style>
    <style:style style:name="ce1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o '.B3"/>
    </style:style>
    <style:style style:name="ce19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o '.B5"/>
    </style:style>
    <style:style style:name="ce19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o '.C2"/>
    </style:style>
    <style:style style:name="ce19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o '.C4"/>
    </style:style>
    <style:style style:name="ce19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o '.C6"/>
    </style:style>
    <style:style style:name="ce19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o '.D3"/>
    </style:style>
    <style:style style:name="ce19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o '.D5"/>
    </style:style>
    <style:style style:name="ce19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o '.F6"/>
    </style:style>
    <style:style style:name="ce19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P.'.B3"/>
    </style:style>
    <style:style style:name="ce19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P.'.B5"/>
    </style:style>
    <style:style style:name="ce19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P.'.C2"/>
    </style:style>
    <style:style style:name="ce20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P.'.C4"/>
    </style:style>
    <style:style style:name="ce20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P.'.C6"/>
    </style:style>
    <style:style style:name="ce20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P.'.D3"/>
    </style:style>
    <style:style style:name="ce20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P.'.D5"/>
    </style:style>
    <style:style style:name="ce2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P.'.F6"/>
    </style:style>
    <style:style style:name="ce20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t '.B3"/>
    </style:style>
    <style:style style:name="ce20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t '.B5"/>
    </style:style>
    <style:style style:name="ce20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t '.C2"/>
    </style:style>
    <style:style style:name="ce20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t '.C4"/>
    </style:style>
    <style:style style:name="ce20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t '.C6"/>
    </style:style>
    <style:style style:name="ce2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t '.D3"/>
    </style:style>
    <style:style style:name="ce2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t '.D5"/>
    </style:style>
    <style:style style:name="ce2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t '.F6"/>
    </style:style>
    <style:style style:name="ce2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u '.B3"/>
    </style:style>
    <style:style style:name="ce2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u '.B5"/>
    </style:style>
    <style:style style:name="ce2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u '.C2"/>
    </style:style>
    <style:style style:name="ce2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u '.C4"/>
    </style:style>
    <style:style style:name="ce2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u '.C6"/>
    </style:style>
    <style:style style:name="ce21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u '.D3"/>
    </style:style>
    <style:style style:name="ce21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u '.D5"/>
    </style:style>
    <style:style style:name="ce2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u '.F6"/>
    </style:style>
    <style:style style:name="ce2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U.B3"/>
    </style:style>
    <style:style style:name="ce22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U.B5"/>
    </style:style>
    <style:style style:name="ce2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U.C2"/>
    </style:style>
    <style:style style:name="ce22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U.C4"/>
    </style:style>
    <style:style style:name="ce2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U.C6"/>
    </style:style>
    <style:style style:name="ce2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U.D3"/>
    </style:style>
    <style:style style:name="ce22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U.D5"/>
    </style:style>
    <style:style style:name="ce22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U.F6"/>
    </style:style>
    <style:style style:name="ce2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-'.B3"/>
    </style:style>
    <style:style style:name="ce2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-'.B5"/>
    </style:style>
    <style:style style:name="ce2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-'.C2"/>
    </style:style>
    <style:style style:name="ce23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-'.C4"/>
    </style:style>
    <style:style style:name="ce23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-'.C6"/>
    </style:style>
    <style:style style:name="ce23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-'.D3"/>
    </style:style>
    <style:style style:name="ce23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-'.D5"/>
    </style:style>
    <style:style style:name="ce23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map style:condition="cell-content()=0" style:apply-style-name="Red_20_LED" style:base-cell-address="'-'.F6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13" office:value-type="float" office:value="1" calcext:value-type="float">
            <text:p>1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FF" calcext:value-type="string">
            <text:p>0xFF</text:p>
          </table:table-cell>
          <table:table-cell table:style-name="Default" table:number-columns-repeated="4"/>
        </table:table-row>
        <calcext:conditional-formats>
          <calcext:conditional-format calcext:target-range-address="' '.C2:' '.C2">
            <calcext:condition calcext:apply-style-name="Red LED" calcext:value="=0" calcext:base-cell-address="' '.C2"/>
          </calcext:conditional-format>
          <calcext:conditional-format calcext:target-range-address="' '.D3:' '.D3">
            <calcext:condition calcext:apply-style-name="Red LED" calcext:value="=0" calcext:base-cell-address="' '.D3"/>
          </calcext:conditional-format>
          <calcext:conditional-format calcext:target-range-address="' '.B3:' '.B3">
            <calcext:condition calcext:apply-style-name="Red LED" calcext:value="=0" calcext:base-cell-address="' '.B3"/>
          </calcext:conditional-format>
          <calcext:conditional-format calcext:target-range-address="' '.C4:' '.C4">
            <calcext:condition calcext:apply-style-name="Red LED" calcext:value="=0" calcext:base-cell-address="' '.C4"/>
          </calcext:conditional-format>
          <calcext:conditional-format calcext:target-range-address="' '.D5:' '.D5">
            <calcext:condition calcext:apply-style-name="Red LED" calcext:value="=0" calcext:base-cell-address="' '.D5"/>
          </calcext:conditional-format>
          <calcext:conditional-format calcext:target-range-address="' '.F6:' '.F6">
            <calcext:condition calcext:apply-style-name="Red LED" calcext:value="=0" calcext:base-cell-address="' '.F6"/>
          </calcext:conditional-format>
          <calcext:conditional-format calcext:target-range-address="' '.C6:' '.C6">
            <calcext:condition calcext:apply-style-name="Red LED" calcext:value="=0" calcext:base-cell-address="' '.C6"/>
          </calcext:conditional-format>
          <calcext:conditional-format calcext:target-range-address="' '.B5:' '.B5">
            <calcext:condition calcext:apply-style-name="Red LED" calcext:value="=0" calcext:base-cell-address="' '.B5"/>
          </calcext:conditional-format>
        </calcext:conditional-formats>
      </table:table>
      <table:table table:name="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C0" calcext:value-type="string">
            <text:p>0xC0</text:p>
          </table:table-cell>
          <table:table-cell table:style-name="Default" table:number-columns-repeated="4"/>
        </table:table-row>
        <calcext:conditional-formats>
          <calcext:conditional-format calcext:target-range-address="'0'.C2:'0'.C2">
            <calcext:condition calcext:apply-style-name="Red LED" calcext:value="=0" calcext:base-cell-address="L.C2"/>
          </calcext:conditional-format>
          <calcext:conditional-format calcext:target-range-address="'0'.D3:'0'.D3">
            <calcext:condition calcext:apply-style-name="Red LED" calcext:value="=0" calcext:base-cell-address="L.D3"/>
          </calcext:conditional-format>
          <calcext:conditional-format calcext:target-range-address="'0'.B3:'0'.B3">
            <calcext:condition calcext:apply-style-name="Red LED" calcext:value="=0" calcext:base-cell-address="L.B3"/>
          </calcext:conditional-format>
          <calcext:conditional-format calcext:target-range-address="'0'.C4:'0'.C4">
            <calcext:condition calcext:apply-style-name="Red LED" calcext:value="=0" calcext:base-cell-address="L.C4"/>
          </calcext:conditional-format>
          <calcext:conditional-format calcext:target-range-address="'0'.D5:'0'.D5">
            <calcext:condition calcext:apply-style-name="Red LED" calcext:value="=0" calcext:base-cell-address="L.D5"/>
          </calcext:conditional-format>
          <calcext:conditional-format calcext:target-range-address="'0'.F6:'0'.F6">
            <calcext:condition calcext:apply-style-name="Red LED" calcext:value="=0" calcext:base-cell-address="L.F6"/>
          </calcext:conditional-format>
          <calcext:conditional-format calcext:target-range-address="'0'.C6:'0'.C6">
            <calcext:condition calcext:apply-style-name="Red LED" calcext:value="=0" calcext:base-cell-address="L.C6"/>
          </calcext:conditional-format>
          <calcext:conditional-format calcext:target-range-address="'0'.B5:'0'.B5">
            <calcext:condition calcext:apply-style-name="Red LED" calcext:value="=0" calcext:base-cell-address="L.B5"/>
          </calcext:conditional-format>
        </calcext:conditional-formats>
      </table:table>
      <table:table table:name="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29" office:value-type="float" office:value="1" calcext:value-type="float">
            <text:p>1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30" office:value-type="float" office:value="1" calcext:value-type="float">
            <text:p>1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"/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F9" calcext:value-type="string">
            <text:p>0xF9</text:p>
          </table:table-cell>
          <table:table-cell table:style-name="Default" table:number-columns-repeated="4"/>
        </table:table-row>
        <calcext:conditional-formats>
          <calcext:conditional-format calcext:target-range-address="'1'.C2:'1'.C2">
            <calcext:condition calcext:apply-style-name="Red LED" calcext:value="=0" calcext:base-cell-address="'0'.C2"/>
          </calcext:conditional-format>
          <calcext:conditional-format calcext:target-range-address="'1'.D3:'1'.D3">
            <calcext:condition calcext:apply-style-name="Red LED" calcext:value="=0" calcext:base-cell-address="'0'.D3"/>
          </calcext:conditional-format>
          <calcext:conditional-format calcext:target-range-address="'1'.B3:'1'.B3">
            <calcext:condition calcext:apply-style-name="Red LED" calcext:value="=0" calcext:base-cell-address="'0'.B3"/>
          </calcext:conditional-format>
          <calcext:conditional-format calcext:target-range-address="'1'.C4:'1'.C4">
            <calcext:condition calcext:apply-style-name="Red LED" calcext:value="=0" calcext:base-cell-address="'0'.C4"/>
          </calcext:conditional-format>
          <calcext:conditional-format calcext:target-range-address="'1'.D5:'1'.D5">
            <calcext:condition calcext:apply-style-name="Red LED" calcext:value="=0" calcext:base-cell-address="'0'.D5"/>
          </calcext:conditional-format>
          <calcext:conditional-format calcext:target-range-address="'1'.F6:'1'.F6">
            <calcext:condition calcext:apply-style-name="Red LED" calcext:value="=0" calcext:base-cell-address="'0'.F6"/>
          </calcext:conditional-format>
          <calcext:conditional-format calcext:target-range-address="'1'.C6:'1'.C6">
            <calcext:condition calcext:apply-style-name="Red LED" calcext:value="=0" calcext:base-cell-address="'0'.C6"/>
          </calcext:conditional-format>
          <calcext:conditional-format calcext:target-range-address="'1'.B5:'1'.B5">
            <calcext:condition calcext:apply-style-name="Red LED" calcext:value="=0" calcext:base-cell-address="'0'.B5"/>
          </calcext:conditional-format>
        </calcext:conditional-formats>
      </table:table>
      <table:table table:name="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9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37" office:value-type="float" office:value="1" calcext:value-type="float">
            <text:p>1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38" office:value-type="float" office:value="0" calcext:value-type="float">
            <text:p>0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style-name="ce4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A4" calcext:value-type="string">
            <text:p>0xA4</text:p>
          </table:table-cell>
          <table:table-cell table:style-name="Default" table:number-columns-repeated="4"/>
        </table:table-row>
        <calcext:conditional-formats>
          <calcext:conditional-format calcext:target-range-address="'2'.C2:'2'.C2">
            <calcext:condition calcext:apply-style-name="Red LED" calcext:value="=0" calcext:base-cell-address="'2'.C2"/>
          </calcext:conditional-format>
          <calcext:conditional-format calcext:target-range-address="'2'.D3:'2'.D3">
            <calcext:condition calcext:apply-style-name="Red LED" calcext:value="=0" calcext:base-cell-address="'2'.D3"/>
          </calcext:conditional-format>
          <calcext:conditional-format calcext:target-range-address="'2'.B3:'2'.B3">
            <calcext:condition calcext:apply-style-name="Red LED" calcext:value="=0" calcext:base-cell-address="'2'.B3"/>
          </calcext:conditional-format>
          <calcext:conditional-format calcext:target-range-address="'2'.C4:'2'.C4">
            <calcext:condition calcext:apply-style-name="Red LED" calcext:value="=0" calcext:base-cell-address="'2'.C4"/>
          </calcext:conditional-format>
          <calcext:conditional-format calcext:target-range-address="'2'.D5:'2'.D5">
            <calcext:condition calcext:apply-style-name="Red LED" calcext:value="=0" calcext:base-cell-address="'2'.D5"/>
          </calcext:conditional-format>
          <calcext:conditional-format calcext:target-range-address="'2'.F6:'2'.F6">
            <calcext:condition calcext:apply-style-name="Red LED" calcext:value="=0" calcext:base-cell-address="'2'.F6"/>
          </calcext:conditional-format>
          <calcext:conditional-format calcext:target-range-address="'2'.C6:'2'.C6">
            <calcext:condition calcext:apply-style-name="Red LED" calcext:value="=0" calcext:base-cell-address="'2'.C6"/>
          </calcext:conditional-format>
          <calcext:conditional-format calcext:target-range-address="'2'.B5:'2'.B5">
            <calcext:condition calcext:apply-style-name="Red LED" calcext:value="=0" calcext:base-cell-address="'2'.B5"/>
          </calcext:conditional-format>
        </calcext:conditional-formats>
      </table:table>
      <table:table table:name="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4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5" office:value-type="float" office:value="1" calcext:value-type="float">
            <text:p>1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6" office:value-type="float" office:value="1" calcext:value-type="float">
            <text:p>1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9" office:value-type="float" office:value="0" calcext:value-type="float">
            <text:p>0</text:p>
          </table:table-cell>
          <table:table-cell table:number-columns-repeated="2"/>
          <table:table-cell table:style-name="ce5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B0" calcext:value-type="string">
            <text:p>0xB0</text:p>
          </table:table-cell>
          <table:table-cell table:style-name="Default" table:number-columns-repeated="4"/>
        </table:table-row>
        <calcext:conditional-formats>
          <calcext:conditional-format calcext:target-range-address="'3'.C2:'3'.C2">
            <calcext:condition calcext:apply-style-name="Red LED" calcext:value="=0" calcext:base-cell-address="'3'.C2"/>
          </calcext:conditional-format>
          <calcext:conditional-format calcext:target-range-address="'3'.D3:'3'.D3">
            <calcext:condition calcext:apply-style-name="Red LED" calcext:value="=0" calcext:base-cell-address="'3'.D3"/>
          </calcext:conditional-format>
          <calcext:conditional-format calcext:target-range-address="'3'.B3:'3'.B3">
            <calcext:condition calcext:apply-style-name="Red LED" calcext:value="=0" calcext:base-cell-address="'3'.B3"/>
          </calcext:conditional-format>
          <calcext:conditional-format calcext:target-range-address="'3'.C4:'3'.C4">
            <calcext:condition calcext:apply-style-name="Red LED" calcext:value="=0" calcext:base-cell-address="'3'.C4"/>
          </calcext:conditional-format>
          <calcext:conditional-format calcext:target-range-address="'3'.D5:'3'.D5">
            <calcext:condition calcext:apply-style-name="Red LED" calcext:value="=0" calcext:base-cell-address="'3'.D5"/>
          </calcext:conditional-format>
          <calcext:conditional-format calcext:target-range-address="'3'.F6:'3'.F6">
            <calcext:condition calcext:apply-style-name="Red LED" calcext:value="=0" calcext:base-cell-address="'3'.F6"/>
          </calcext:conditional-format>
          <calcext:conditional-format calcext:target-range-address="'3'.C6:'3'.C6">
            <calcext:condition calcext:apply-style-name="Red LED" calcext:value="=0" calcext:base-cell-address="'3'.C6"/>
          </calcext:conditional-format>
          <calcext:conditional-format calcext:target-range-address="'3'.B5:'3'.B5">
            <calcext:condition calcext:apply-style-name="Red LED" calcext:value="=0" calcext:base-cell-address="'3'.B5"/>
          </calcext:conditional-format>
        </calcext:conditional-formats>
      </table:table>
      <table:table table:name="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53" office:value-type="float" office:value="0" calcext:value-type="float">
            <text:p>0</text:p>
          </table:table-cell>
          <table:table-cell/>
          <table:table-cell table:style-name="ce5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54" office:value-type="float" office:value="1" calcext:value-type="float">
            <text:p>1</text:p>
          </table:table-cell>
          <table:table-cell/>
          <table:table-cell table:style-name="ce5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6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99" calcext:value-type="string">
            <text:p>0x99</text:p>
          </table:table-cell>
          <table:table-cell table:style-name="Default" table:number-columns-repeated="4"/>
        </table:table-row>
        <calcext:conditional-formats>
          <calcext:conditional-format calcext:target-range-address="'4'.C2:'4'.C2">
            <calcext:condition calcext:apply-style-name="Red LED" calcext:value="=0" calcext:base-cell-address="'4'.C2"/>
          </calcext:conditional-format>
          <calcext:conditional-format calcext:target-range-address="'4'.D3:'4'.D3">
            <calcext:condition calcext:apply-style-name="Red LED" calcext:value="=0" calcext:base-cell-address="'4'.D3"/>
          </calcext:conditional-format>
          <calcext:conditional-format calcext:target-range-address="'4'.B3:'4'.B3">
            <calcext:condition calcext:apply-style-name="Red LED" calcext:value="=0" calcext:base-cell-address="'4'.B3"/>
          </calcext:conditional-format>
          <calcext:conditional-format calcext:target-range-address="'4'.C4:'4'.C4">
            <calcext:condition calcext:apply-style-name="Red LED" calcext:value="=0" calcext:base-cell-address="'4'.C4"/>
          </calcext:conditional-format>
          <calcext:conditional-format calcext:target-range-address="'4'.D5:'4'.D5">
            <calcext:condition calcext:apply-style-name="Red LED" calcext:value="=0" calcext:base-cell-address="'4'.D5"/>
          </calcext:conditional-format>
          <calcext:conditional-format calcext:target-range-address="'4'.F6:'4'.F6">
            <calcext:condition calcext:apply-style-name="Red LED" calcext:value="=0" calcext:base-cell-address="'4'.F6"/>
          </calcext:conditional-format>
          <calcext:conditional-format calcext:target-range-address="'4'.C6:'4'.C6">
            <calcext:condition calcext:apply-style-name="Red LED" calcext:value="=0" calcext:base-cell-address="'4'.C6"/>
          </calcext:conditional-format>
          <calcext:conditional-format calcext:target-range-address="'4'.B5:'4'.B5">
            <calcext:condition calcext:apply-style-name="Red LED" calcext:value="=0" calcext:base-cell-address="'4'.B5"/>
          </calcext:conditional-format>
        </calcext:conditional-formats>
      </table:table>
      <table:table table:name="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61" office:value-type="float" office:value="0" calcext:value-type="float">
            <text:p>0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62" office:value-type="float" office:value="1" calcext:value-type="float">
            <text:p>1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5" office:value-type="float" office:value="0" calcext:value-type="float">
            <text:p>0</text:p>
          </table:table-cell>
          <table:table-cell table:number-columns-repeated="2"/>
          <table:table-cell table:style-name="ce68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92" calcext:value-type="string">
            <text:p>0x92</text:p>
          </table:table-cell>
          <table:table-cell table:style-name="Default" table:number-columns-repeated="4"/>
        </table:table-row>
        <calcext:conditional-formats>
          <calcext:conditional-format calcext:target-range-address="'5'.C2:'5'.C2">
            <calcext:condition calcext:apply-style-name="Red LED" calcext:value="=0" calcext:base-cell-address="'5'.C2"/>
          </calcext:conditional-format>
          <calcext:conditional-format calcext:target-range-address="'5'.D3:'5'.D3">
            <calcext:condition calcext:apply-style-name="Red LED" calcext:value="=0" calcext:base-cell-address="'5'.D3"/>
          </calcext:conditional-format>
          <calcext:conditional-format calcext:target-range-address="'5'.B3:'5'.B3">
            <calcext:condition calcext:apply-style-name="Red LED" calcext:value="=0" calcext:base-cell-address="'5'.B3"/>
          </calcext:conditional-format>
          <calcext:conditional-format calcext:target-range-address="'5'.C4:'5'.C4">
            <calcext:condition calcext:apply-style-name="Red LED" calcext:value="=0" calcext:base-cell-address="'5'.C4"/>
          </calcext:conditional-format>
          <calcext:conditional-format calcext:target-range-address="'5'.D5:'5'.D5">
            <calcext:condition calcext:apply-style-name="Red LED" calcext:value="=0" calcext:base-cell-address="'5'.D5"/>
          </calcext:conditional-format>
          <calcext:conditional-format calcext:target-range-address="'5'.F6:'5'.F6">
            <calcext:condition calcext:apply-style-name="Red LED" calcext:value="=0" calcext:base-cell-address="'5'.F6"/>
          </calcext:conditional-format>
          <calcext:conditional-format calcext:target-range-address="'5'.C6:'5'.C6">
            <calcext:condition calcext:apply-style-name="Red LED" calcext:value="=0" calcext:base-cell-address="'5'.C6"/>
          </calcext:conditional-format>
          <calcext:conditional-format calcext:target-range-address="'5'.B5:'5'.B5">
            <calcext:condition calcext:apply-style-name="Red LED" calcext:value="=0" calcext:base-cell-address="'5'.B5"/>
          </calcext:conditional-format>
        </calcext:conditional-formats>
      </table:table>
      <table:table table:name="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69" office:value-type="float" office:value="0" calcext:value-type="float">
            <text:p>0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0" calcext:value-type="float">
            <text:p>0</text:p>
          </table:table-cell>
          <table:table-cell/>
          <table:table-cell table:style-name="ce7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 office:value-type="float" office:value="0" calcext:value-type="float">
            <text:p>0</text:p>
          </table:table-cell>
          <table:table-cell table:number-columns-repeated="2"/>
          <table:table-cell table:style-name="ce7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82" calcext:value-type="string">
            <text:p>0x82</text:p>
          </table:table-cell>
          <table:table-cell table:style-name="Default" table:number-columns-repeated="4"/>
        </table:table-row>
        <calcext:conditional-formats>
          <calcext:conditional-format calcext:target-range-address="'6'.C2:'6'.C2">
            <calcext:condition calcext:apply-style-name="Red LED" calcext:value="=0" calcext:base-cell-address="'7'.C2"/>
          </calcext:conditional-format>
          <calcext:conditional-format calcext:target-range-address="'6'.D3:'6'.D3">
            <calcext:condition calcext:apply-style-name="Red LED" calcext:value="=0" calcext:base-cell-address="'7'.D3"/>
          </calcext:conditional-format>
          <calcext:conditional-format calcext:target-range-address="'6'.B3:'6'.B3">
            <calcext:condition calcext:apply-style-name="Red LED" calcext:value="=0" calcext:base-cell-address="'7'.B3"/>
          </calcext:conditional-format>
          <calcext:conditional-format calcext:target-range-address="'6'.C4:'6'.C4">
            <calcext:condition calcext:apply-style-name="Red LED" calcext:value="=0" calcext:base-cell-address="'7'.C4"/>
          </calcext:conditional-format>
          <calcext:conditional-format calcext:target-range-address="'6'.D5:'6'.D5">
            <calcext:condition calcext:apply-style-name="Red LED" calcext:value="=0" calcext:base-cell-address="'7'.D5"/>
          </calcext:conditional-format>
          <calcext:conditional-format calcext:target-range-address="'6'.F6:'6'.F6">
            <calcext:condition calcext:apply-style-name="Red LED" calcext:value="=0" calcext:base-cell-address="'7'.F6"/>
          </calcext:conditional-format>
          <calcext:conditional-format calcext:target-range-address="'6'.C6:'6'.C6">
            <calcext:condition calcext:apply-style-name="Red LED" calcext:value="=0" calcext:base-cell-address="'7'.C6"/>
          </calcext:conditional-format>
          <calcext:conditional-format calcext:target-range-address="'6'.B5:'6'.B5">
            <calcext:condition calcext:apply-style-name="Red LED" calcext:value="=0" calcext:base-cell-address="'7'.B5"/>
          </calcext:conditional-format>
        </calcext:conditional-formats>
      </table:table>
      <table:table table:name="7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79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77" office:value-type="float" office:value="1" calcext:value-type="float">
            <text:p>1</text:p>
          </table:table-cell>
          <table:table-cell/>
          <table:table-cell table:style-name="ce8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0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78" office:value-type="float" office:value="1" calcext:value-type="float">
            <text:p>1</text:p>
          </table:table-cell>
          <table:table-cell/>
          <table:table-cell table:style-name="ce8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1" office:value-type="float" office:value="1" calcext:value-type="float">
            <text:p>1</text:p>
          </table:table-cell>
          <table:table-cell table:number-columns-repeated="2"/>
          <table:table-cell table:style-name="ce8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F8" calcext:value-type="string">
            <text:p>0xF8</text:p>
          </table:table-cell>
          <table:table-cell table:style-name="Default" table:number-columns-repeated="4"/>
        </table:table-row>
        <calcext:conditional-formats>
          <calcext:conditional-format calcext:target-range-address="'7'.C2:'7'.C2">
            <calcext:condition calcext:apply-style-name="Red LED" calcext:value="=0" calcext:base-cell-address="'6'.C2"/>
          </calcext:conditional-format>
          <calcext:conditional-format calcext:target-range-address="'7'.D3:'7'.D3">
            <calcext:condition calcext:apply-style-name="Red LED" calcext:value="=0" calcext:base-cell-address="'6'.D3"/>
          </calcext:conditional-format>
          <calcext:conditional-format calcext:target-range-address="'7'.B3:'7'.B3">
            <calcext:condition calcext:apply-style-name="Red LED" calcext:value="=0" calcext:base-cell-address="'6'.B3"/>
          </calcext:conditional-format>
          <calcext:conditional-format calcext:target-range-address="'7'.C4:'7'.C4">
            <calcext:condition calcext:apply-style-name="Red LED" calcext:value="=0" calcext:base-cell-address="'6'.C4"/>
          </calcext:conditional-format>
          <calcext:conditional-format calcext:target-range-address="'7'.D5:'7'.D5">
            <calcext:condition calcext:apply-style-name="Red LED" calcext:value="=0" calcext:base-cell-address="'6'.D5"/>
          </calcext:conditional-format>
          <calcext:conditional-format calcext:target-range-address="'7'.F6:'7'.F6">
            <calcext:condition calcext:apply-style-name="Red LED" calcext:value="=0" calcext:base-cell-address="'6'.F6"/>
          </calcext:conditional-format>
          <calcext:conditional-format calcext:target-range-address="'7'.C6:'7'.C6">
            <calcext:condition calcext:apply-style-name="Red LED" calcext:value="=0" calcext:base-cell-address="'6'.C6"/>
          </calcext:conditional-format>
          <calcext:conditional-format calcext:target-range-address="'7'.B5:'7'.B5">
            <calcext:condition calcext:apply-style-name="Red LED" calcext:value="=0" calcext:base-cell-address="'6'.B5"/>
          </calcext:conditional-format>
        </calcext:conditional-formats>
      </table:table>
      <table:table table:name="8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8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85" office:value-type="float" office:value="0" calcext:value-type="float">
            <text:p>0</text:p>
          </table:table-cell>
          <table:table-cell/>
          <table:table-cell table:style-name="ce9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86" office:value-type="float" office:value="0" calcext:value-type="float">
            <text:p>0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9" office:value-type="float" office:value="0" calcext:value-type="float">
            <text:p>0</text:p>
          </table:table-cell>
          <table:table-cell table:number-columns-repeated="2"/>
          <table:table-cell table:style-name="ce9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80" calcext:value-type="string">
            <text:p>0x80</text:p>
          </table:table-cell>
          <table:table-cell table:style-name="Default" table:number-columns-repeated="4"/>
        </table:table-row>
        <calcext:conditional-formats>
          <calcext:conditional-format calcext:target-range-address="'8'.C2:'8'.C2">
            <calcext:condition calcext:apply-style-name="Red LED" calcext:value="=0" calcext:base-cell-address="'9'.C2"/>
          </calcext:conditional-format>
          <calcext:conditional-format calcext:target-range-address="'8'.D3:'8'.D3">
            <calcext:condition calcext:apply-style-name="Red LED" calcext:value="=0" calcext:base-cell-address="'9'.D3"/>
          </calcext:conditional-format>
          <calcext:conditional-format calcext:target-range-address="'8'.B3:'8'.B3">
            <calcext:condition calcext:apply-style-name="Red LED" calcext:value="=0" calcext:base-cell-address="'9'.B3"/>
          </calcext:conditional-format>
          <calcext:conditional-format calcext:target-range-address="'8'.C4:'8'.C4">
            <calcext:condition calcext:apply-style-name="Red LED" calcext:value="=0" calcext:base-cell-address="'9'.C4"/>
          </calcext:conditional-format>
          <calcext:conditional-format calcext:target-range-address="'8'.D5:'8'.D5">
            <calcext:condition calcext:apply-style-name="Red LED" calcext:value="=0" calcext:base-cell-address="'9'.D5"/>
          </calcext:conditional-format>
          <calcext:conditional-format calcext:target-range-address="'8'.F6:'8'.F6">
            <calcext:condition calcext:apply-style-name="Red LED" calcext:value="=0" calcext:base-cell-address="'9'.F6"/>
          </calcext:conditional-format>
          <calcext:conditional-format calcext:target-range-address="'8'.C6:'8'.C6">
            <calcext:condition calcext:apply-style-name="Red LED" calcext:value="=0" calcext:base-cell-address="'9'.C6"/>
          </calcext:conditional-format>
          <calcext:conditional-format calcext:target-range-address="'8'.B5:'8'.B5">
            <calcext:condition calcext:apply-style-name="Red LED" calcext:value="=0" calcext:base-cell-address="'9'.B5"/>
          </calcext:conditional-format>
        </calcext:conditional-formats>
      </table:table>
      <table:table table:name="9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95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93" office:value-type="float" office:value="0" calcext:value-type="float">
            <text:p>0</text:p>
          </table:table-cell>
          <table:table-cell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94" office:value-type="float" office:value="1" calcext:value-type="float">
            <text:p>1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2"/>
          <table:table-cell table:style-name="ce10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90" calcext:value-type="string">
            <text:p>0x90</text:p>
          </table:table-cell>
          <table:table-cell table:style-name="Default" table:number-columns-repeated="4"/>
        </table:table-row>
        <calcext:conditional-formats>
          <calcext:conditional-format calcext:target-range-address="'9'.C2:'9'.C2">
            <calcext:condition calcext:apply-style-name="Red LED" calcext:value="=0" calcext:base-cell-address="'8'.C2"/>
          </calcext:conditional-format>
          <calcext:conditional-format calcext:target-range-address="'9'.D3:'9'.D3">
            <calcext:condition calcext:apply-style-name="Red LED" calcext:value="=0" calcext:base-cell-address="'8'.D3"/>
          </calcext:conditional-format>
          <calcext:conditional-format calcext:target-range-address="'9'.B3:'9'.B3">
            <calcext:condition calcext:apply-style-name="Red LED" calcext:value="=0" calcext:base-cell-address="'8'.B3"/>
          </calcext:conditional-format>
          <calcext:conditional-format calcext:target-range-address="'9'.C4:'9'.C4">
            <calcext:condition calcext:apply-style-name="Red LED" calcext:value="=0" calcext:base-cell-address="'8'.C4"/>
          </calcext:conditional-format>
          <calcext:conditional-format calcext:target-range-address="'9'.D5:'9'.D5">
            <calcext:condition calcext:apply-style-name="Red LED" calcext:value="=0" calcext:base-cell-address="'8'.D5"/>
          </calcext:conditional-format>
          <calcext:conditional-format calcext:target-range-address="'9'.F6:'9'.F6">
            <calcext:condition calcext:apply-style-name="Red LED" calcext:value="=0" calcext:base-cell-address="'8'.F6"/>
          </calcext:conditional-format>
          <calcext:conditional-format calcext:target-range-address="'9'.C6:'9'.C6">
            <calcext:condition calcext:apply-style-name="Red LED" calcext:value="=0" calcext:base-cell-address="'8'.C6"/>
          </calcext:conditional-format>
          <calcext:conditional-format calcext:target-range-address="'9'.B5:'9'.B5">
            <calcext:condition calcext:apply-style-name="Red LED" calcext:value="=0" calcext:base-cell-address="'8'.B5"/>
          </calcext:conditional-format>
        </calcext:conditional-formats>
      </table:table>
      <table:table table:name="A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0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101" office:value-type="float" office:value="0" calcext:value-type="float">
            <text:p>0</text:p>
          </table:table-cell>
          <table:table-cell/>
          <table:table-cell table:style-name="ce10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102" office:value-type="float" office:value="0" calcext:value-type="float">
            <text:p>0</text:p>
          </table:table-cell>
          <table:table-cell/>
          <table:table-cell table:style-name="ce10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5" office:value-type="float" office:value="1" calcext:value-type="float">
            <text:p>1</text:p>
          </table:table-cell>
          <table:table-cell table:number-columns-repeated="2"/>
          <table:table-cell table:style-name="ce108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88" calcext:value-type="string">
            <text:p>0x88</text:p>
          </table:table-cell>
          <table:table-cell table:style-name="Default" table:number-columns-repeated="4"/>
        </table:table-row>
        <calcext:conditional-formats>
          <calcext:conditional-format calcext:target-range-address="A.C2:A.C2">
            <calcext:condition calcext:apply-style-name="Red LED" calcext:value="=0" calcext:base-cell-address="A.C2"/>
          </calcext:conditional-format>
          <calcext:conditional-format calcext:target-range-address="A.D3:A.D3">
            <calcext:condition calcext:apply-style-name="Red LED" calcext:value="=0" calcext:base-cell-address="A.D3"/>
          </calcext:conditional-format>
          <calcext:conditional-format calcext:target-range-address="A.B3:A.B3">
            <calcext:condition calcext:apply-style-name="Red LED" calcext:value="=0" calcext:base-cell-address="A.B3"/>
          </calcext:conditional-format>
          <calcext:conditional-format calcext:target-range-address="A.C4:A.C4">
            <calcext:condition calcext:apply-style-name="Red LED" calcext:value="=0" calcext:base-cell-address="A.C4"/>
          </calcext:conditional-format>
          <calcext:conditional-format calcext:target-range-address="A.D5:A.D5">
            <calcext:condition calcext:apply-style-name="Red LED" calcext:value="=0" calcext:base-cell-address="A.D5"/>
          </calcext:conditional-format>
          <calcext:conditional-format calcext:target-range-address="A.F6:A.F6">
            <calcext:condition calcext:apply-style-name="Red LED" calcext:value="=0" calcext:base-cell-address="A.F6"/>
          </calcext:conditional-format>
          <calcext:conditional-format calcext:target-range-address="A.C6:A.C6">
            <calcext:condition calcext:apply-style-name="Red LED" calcext:value="=0" calcext:base-cell-address="A.C6"/>
          </calcext:conditional-format>
          <calcext:conditional-format calcext:target-range-address="A.B5:A.B5">
            <calcext:condition calcext:apply-style-name="Red LED" calcext:value="=0" calcext:base-cell-address="A.B5"/>
          </calcext:conditional-format>
        </calcext:conditional-formats>
      </table:table>
      <table:table table:name="c 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1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109" office:value-type="float" office:value="1" calcext:value-type="float">
            <text:p>1</text:p>
          </table:table-cell>
          <table:table-cell/>
          <table:table-cell table:style-name="ce1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110" office:value-type="float" office:value="0" calcext:value-type="float">
            <text:p>0</text:p>
          </table:table-cell>
          <table:table-cell/>
          <table:table-cell table:style-name="ce11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3" office:value-type="float" office:value="0" calcext:value-type="float">
            <text:p>0</text:p>
          </table:table-cell>
          <table:table-cell table:number-columns-repeated="2"/>
          <table:table-cell table:style-name="ce11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A7" calcext:value-type="string">
            <text:p>0xA7</text:p>
          </table:table-cell>
          <table:table-cell table:style-name="Default" table:number-columns-repeated="4"/>
        </table:table-row>
        <calcext:conditional-formats>
          <calcext:conditional-format calcext:target-range-address="'c '.C2:'c '.C2">
            <calcext:condition calcext:apply-style-name="Red LED" calcext:value="=0" calcext:base-cell-address="'c '.C2"/>
          </calcext:conditional-format>
          <calcext:conditional-format calcext:target-range-address="'c '.D3:'c '.D3">
            <calcext:condition calcext:apply-style-name="Red LED" calcext:value="=0" calcext:base-cell-address="'c '.D3"/>
          </calcext:conditional-format>
          <calcext:conditional-format calcext:target-range-address="'c '.B3:'c '.B3">
            <calcext:condition calcext:apply-style-name="Red LED" calcext:value="=0" calcext:base-cell-address="'c '.B3"/>
          </calcext:conditional-format>
          <calcext:conditional-format calcext:target-range-address="'c '.C4:'c '.C4">
            <calcext:condition calcext:apply-style-name="Red LED" calcext:value="=0" calcext:base-cell-address="'c '.C4"/>
          </calcext:conditional-format>
          <calcext:conditional-format calcext:target-range-address="'c '.D5:'c '.D5">
            <calcext:condition calcext:apply-style-name="Red LED" calcext:value="=0" calcext:base-cell-address="'c '.D5"/>
          </calcext:conditional-format>
          <calcext:conditional-format calcext:target-range-address="'c '.F6:'c '.F6">
            <calcext:condition calcext:apply-style-name="Red LED" calcext:value="=0" calcext:base-cell-address="'c '.F6"/>
          </calcext:conditional-format>
          <calcext:conditional-format calcext:target-range-address="'c '.C6:'c '.C6">
            <calcext:condition calcext:apply-style-name="Red LED" calcext:value="=0" calcext:base-cell-address="'c '.C6"/>
          </calcext:conditional-format>
          <calcext:conditional-format calcext:target-range-address="'c '.B5:'c '.B5">
            <calcext:condition calcext:apply-style-name="Red LED" calcext:value="=0" calcext:base-cell-address="'c '.B5"/>
          </calcext:conditional-format>
        </calcext:conditional-formats>
      </table:table>
      <table:table table:name="C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19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117" office:value-type="float" office:value="0" calcext:value-type="float">
            <text:p>0</text:p>
          </table:table-cell>
          <table:table-cell/>
          <table:table-cell table:style-name="ce12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0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118" office:value-type="float" office:value="0" calcext:value-type="float">
            <text:p>0</text:p>
          </table:table-cell>
          <table:table-cell/>
          <table:table-cell table:style-name="ce12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1" office:value-type="float" office:value="0" calcext:value-type="float">
            <text:p>0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C6" calcext:value-type="string">
            <text:p>0xC6</text:p>
          </table:table-cell>
          <table:table-cell table:style-name="Default" table:number-columns-repeated="4"/>
        </table:table-row>
        <calcext:conditional-formats>
          <calcext:conditional-format calcext:target-range-address="C.C2:C.C2">
            <calcext:condition calcext:apply-style-name="Red LED" calcext:value="=0" calcext:base-cell-address="'C.'.C2"/>
          </calcext:conditional-format>
          <calcext:conditional-format calcext:target-range-address="C.D3:C.D3">
            <calcext:condition calcext:apply-style-name="Red LED" calcext:value="=0" calcext:base-cell-address="'C.'.D3"/>
          </calcext:conditional-format>
          <calcext:conditional-format calcext:target-range-address="C.B3:C.B3">
            <calcext:condition calcext:apply-style-name="Red LED" calcext:value="=0" calcext:base-cell-address="'C.'.B3"/>
          </calcext:conditional-format>
          <calcext:conditional-format calcext:target-range-address="C.C4:C.C4">
            <calcext:condition calcext:apply-style-name="Red LED" calcext:value="=0" calcext:base-cell-address="'C.'.C4"/>
          </calcext:conditional-format>
          <calcext:conditional-format calcext:target-range-address="C.D5:C.D5">
            <calcext:condition calcext:apply-style-name="Red LED" calcext:value="=0" calcext:base-cell-address="'C.'.D5"/>
          </calcext:conditional-format>
          <calcext:conditional-format calcext:target-range-address="C.F6:C.F6">
            <calcext:condition calcext:apply-style-name="Red LED" calcext:value="=0" calcext:base-cell-address="'C.'.F6"/>
          </calcext:conditional-format>
          <calcext:conditional-format calcext:target-range-address="C.C6:C.C6">
            <calcext:condition calcext:apply-style-name="Red LED" calcext:value="=0" calcext:base-cell-address="'C.'.C6"/>
          </calcext:conditional-format>
          <calcext:conditional-format calcext:target-range-address="C.B5:C.B5">
            <calcext:condition calcext:apply-style-name="Red LED" calcext:value="=0" calcext:base-cell-address="'C.'.B5"/>
          </calcext:conditional-format>
        </calcext:conditional-formats>
      </table:table>
      <table:table table:name="C.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2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125" office:value-type="float" office:value="0" calcext:value-type="float">
            <text:p>0</text:p>
          </table:table-cell>
          <table:table-cell/>
          <table:table-cell table:style-name="ce13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126" office:value-type="float" office:value="0" calcext:value-type="float">
            <text:p>0</text:p>
          </table:table-cell>
          <table:table-cell/>
          <table:table-cell table:style-name="ce13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9" office:value-type="float" office:value="0" calcext:value-type="float">
            <text:p>0</text:p>
          </table:table-cell>
          <table:table-cell table:number-columns-repeated="2"/>
          <table:table-cell table:style-name="ce13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46" calcext:value-type="string">
            <text:p>0x46</text:p>
          </table:table-cell>
          <table:table-cell table:style-name="Default" table:number-columns-repeated="4"/>
        </table:table-row>
        <calcext:conditional-formats>
          <calcext:conditional-format calcext:target-range-address="'C.'.C2:'C.'.C2">
            <calcext:condition calcext:apply-style-name="Red LED" calcext:value="=0" calcext:base-cell-address="C.C2"/>
          </calcext:conditional-format>
          <calcext:conditional-format calcext:target-range-address="'C.'.D3:'C.'.D3">
            <calcext:condition calcext:apply-style-name="Red LED" calcext:value="=0" calcext:base-cell-address="C.D3"/>
          </calcext:conditional-format>
          <calcext:conditional-format calcext:target-range-address="'C.'.B3:'C.'.B3">
            <calcext:condition calcext:apply-style-name="Red LED" calcext:value="=0" calcext:base-cell-address="C.B3"/>
          </calcext:conditional-format>
          <calcext:conditional-format calcext:target-range-address="'C.'.C4:'C.'.C4">
            <calcext:condition calcext:apply-style-name="Red LED" calcext:value="=0" calcext:base-cell-address="C.C4"/>
          </calcext:conditional-format>
          <calcext:conditional-format calcext:target-range-address="'C.'.D5:'C.'.D5">
            <calcext:condition calcext:apply-style-name="Red LED" calcext:value="=0" calcext:base-cell-address="C.D5"/>
          </calcext:conditional-format>
          <calcext:conditional-format calcext:target-range-address="'C.'.F6:'C.'.F6">
            <calcext:condition calcext:apply-style-name="Red LED" calcext:value="=0" calcext:base-cell-address="C.F6"/>
          </calcext:conditional-format>
          <calcext:conditional-format calcext:target-range-address="'C.'.C6:'C.'.C6">
            <calcext:condition calcext:apply-style-name="Red LED" calcext:value="=0" calcext:base-cell-address="C.C6"/>
          </calcext:conditional-format>
          <calcext:conditional-format calcext:target-range-address="'C.'.B5:'C.'.B5">
            <calcext:condition calcext:apply-style-name="Red LED" calcext:value="=0" calcext:base-cell-address="C.B5"/>
          </calcext:conditional-format>
        </calcext:conditional-formats>
      </table:table>
      <table:table table:name="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35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133" office:value-type="float" office:value="0" calcext:value-type="float">
            <text:p>0</text:p>
          </table:table-cell>
          <table:table-cell/>
          <table:table-cell table:style-name="ce13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134" office:value-type="float" office:value="0" calcext:value-type="float">
            <text:p>0</text:p>
          </table:table-cell>
          <table:table-cell/>
          <table:table-cell table:style-name="ce13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7" office:value-type="float" office:value="0" calcext:value-type="float">
            <text:p>0</text:p>
          </table:table-cell>
          <table:table-cell table:number-columns-repeated="2"/>
          <table:table-cell table:style-name="ce14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86" calcext:value-type="string">
            <text:p>0x86</text:p>
          </table:table-cell>
          <table:table-cell table:style-name="Default" table:number-columns-repeated="4"/>
        </table:table-row>
        <calcext:conditional-formats>
          <calcext:conditional-format calcext:target-range-address="E.C2:E.C2">
            <calcext:condition calcext:apply-style-name="Red LED" calcext:value="=0" calcext:base-cell-address="E.C2"/>
          </calcext:conditional-format>
          <calcext:conditional-format calcext:target-range-address="E.D3:E.D3">
            <calcext:condition calcext:apply-style-name="Red LED" calcext:value="=0" calcext:base-cell-address="E.D3"/>
          </calcext:conditional-format>
          <calcext:conditional-format calcext:target-range-address="E.B3:E.B3">
            <calcext:condition calcext:apply-style-name="Red LED" calcext:value="=0" calcext:base-cell-address="E.B3"/>
          </calcext:conditional-format>
          <calcext:conditional-format calcext:target-range-address="E.C4:E.C4">
            <calcext:condition calcext:apply-style-name="Red LED" calcext:value="=0" calcext:base-cell-address="E.C4"/>
          </calcext:conditional-format>
          <calcext:conditional-format calcext:target-range-address="E.D5:E.D5">
            <calcext:condition calcext:apply-style-name="Red LED" calcext:value="=0" calcext:base-cell-address="E.D5"/>
          </calcext:conditional-format>
          <calcext:conditional-format calcext:target-range-address="E.F6:E.F6">
            <calcext:condition calcext:apply-style-name="Red LED" calcext:value="=0" calcext:base-cell-address="E.F6"/>
          </calcext:conditional-format>
          <calcext:conditional-format calcext:target-range-address="E.C6:E.C6">
            <calcext:condition calcext:apply-style-name="Red LED" calcext:value="=0" calcext:base-cell-address="E.C6"/>
          </calcext:conditional-format>
          <calcext:conditional-format calcext:target-range-address="E.B5:E.B5">
            <calcext:condition calcext:apply-style-name="Red LED" calcext:value="=0" calcext:base-cell-address="E.B5"/>
          </calcext:conditional-format>
        </calcext:conditional-formats>
      </table:table>
      <table:table table:name="F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4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141" office:value-type="float" office:value="0" calcext:value-type="float">
            <text:p>0</text:p>
          </table:table-cell>
          <table:table-cell/>
          <table:table-cell table:style-name="ce14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142" office:value-type="float" office:value="0" calcext:value-type="float">
            <text:p>0</text:p>
          </table:table-cell>
          <table:table-cell/>
          <table:table-cell table:style-name="ce14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5" office:value-type="float" office:value="1" calcext:value-type="float">
            <text:p>1</text:p>
          </table:table-cell>
          <table:table-cell table:number-columns-repeated="2"/>
          <table:table-cell table:style-name="ce148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8E" calcext:value-type="string">
            <text:p>0x8E</text:p>
          </table:table-cell>
          <table:table-cell table:style-name="Default" table:number-columns-repeated="4"/>
        </table:table-row>
        <calcext:conditional-formats>
          <calcext:conditional-format calcext:target-range-address="F.C2:F.C2">
            <calcext:condition calcext:apply-style-name="Red LED" calcext:value="=0" calcext:base-cell-address="F.C2"/>
          </calcext:conditional-format>
          <calcext:conditional-format calcext:target-range-address="F.D3:F.D3">
            <calcext:condition calcext:apply-style-name="Red LED" calcext:value="=0" calcext:base-cell-address="F.D3"/>
          </calcext:conditional-format>
          <calcext:conditional-format calcext:target-range-address="F.B3:F.B3">
            <calcext:condition calcext:apply-style-name="Red LED" calcext:value="=0" calcext:base-cell-address="F.B3"/>
          </calcext:conditional-format>
          <calcext:conditional-format calcext:target-range-address="F.C4:F.C4">
            <calcext:condition calcext:apply-style-name="Red LED" calcext:value="=0" calcext:base-cell-address="F.C4"/>
          </calcext:conditional-format>
          <calcext:conditional-format calcext:target-range-address="F.D5:F.D5">
            <calcext:condition calcext:apply-style-name="Red LED" calcext:value="=0" calcext:base-cell-address="F.D5"/>
          </calcext:conditional-format>
          <calcext:conditional-format calcext:target-range-address="F.F6:F.F6">
            <calcext:condition calcext:apply-style-name="Red LED" calcext:value="=0" calcext:base-cell-address="F.F6"/>
          </calcext:conditional-format>
          <calcext:conditional-format calcext:target-range-address="F.C6:F.C6">
            <calcext:condition calcext:apply-style-name="Red LED" calcext:value="=0" calcext:base-cell-address="F.C6"/>
          </calcext:conditional-format>
          <calcext:conditional-format calcext:target-range-address="F.B5:F.B5">
            <calcext:condition calcext:apply-style-name="Red LED" calcext:value="=0" calcext:base-cell-address="F.B5"/>
          </calcext:conditional-format>
        </calcext:conditional-formats>
      </table:table>
      <table:table table:name="h 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5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149" office:value-type="float" office:value="0" calcext:value-type="float">
            <text:p>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150" office:value-type="float" office:value="0" calcext:value-type="float">
            <text:p>0</text:p>
          </table:table-cell>
          <table:table-cell/>
          <table:table-cell table:style-name="ce15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3" office:value-type="float" office:value="1" calcext:value-type="float">
            <text:p>1</text:p>
          </table:table-cell>
          <table:table-cell table:number-columns-repeated="2"/>
          <table:table-cell table:style-name="ce15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8B" calcext:value-type="string">
            <text:p>0x8B</text:p>
          </table:table-cell>
          <table:table-cell table:style-name="Default" table:number-columns-repeated="4"/>
        </table:table-row>
        <calcext:conditional-formats>
          <calcext:conditional-format calcext:target-range-address="'h '.C2:'h '.C2">
            <calcext:condition calcext:apply-style-name="Red LED" calcext:value="=0" calcext:base-cell-address="'h '.C2"/>
          </calcext:conditional-format>
          <calcext:conditional-format calcext:target-range-address="'h '.D3:'h '.D3">
            <calcext:condition calcext:apply-style-name="Red LED" calcext:value="=0" calcext:base-cell-address="'h '.D3"/>
          </calcext:conditional-format>
          <calcext:conditional-format calcext:target-range-address="'h '.B3:'h '.B3">
            <calcext:condition calcext:apply-style-name="Red LED" calcext:value="=0" calcext:base-cell-address="'h '.B3"/>
          </calcext:conditional-format>
          <calcext:conditional-format calcext:target-range-address="'h '.C4:'h '.C4">
            <calcext:condition calcext:apply-style-name="Red LED" calcext:value="=0" calcext:base-cell-address="'h '.C4"/>
          </calcext:conditional-format>
          <calcext:conditional-format calcext:target-range-address="'h '.D5:'h '.D5">
            <calcext:condition calcext:apply-style-name="Red LED" calcext:value="=0" calcext:base-cell-address="'h '.D5"/>
          </calcext:conditional-format>
          <calcext:conditional-format calcext:target-range-address="'h '.F6:'h '.F6">
            <calcext:condition calcext:apply-style-name="Red LED" calcext:value="=0" calcext:base-cell-address="'h '.F6"/>
          </calcext:conditional-format>
          <calcext:conditional-format calcext:target-range-address="'h '.C6:'h '.C6">
            <calcext:condition calcext:apply-style-name="Red LED" calcext:value="=0" calcext:base-cell-address="'h '.C6"/>
          </calcext:conditional-format>
          <calcext:conditional-format calcext:target-range-address="'h '.B5:'h '.B5">
            <calcext:condition calcext:apply-style-name="Red LED" calcext:value="=0" calcext:base-cell-address="'h '.B5"/>
          </calcext:conditional-format>
        </calcext:conditional-formats>
      </table:table>
      <table:table table:name="H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59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157" office:value-type="float" office:value="0" calcext:value-type="float">
            <text:p>0</text:p>
          </table:table-cell>
          <table:table-cell/>
          <table:table-cell table:style-name="ce16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158" office:value-type="float" office:value="0" calcext:value-type="float">
            <text:p>0</text:p>
          </table:table-cell>
          <table:table-cell/>
          <table:table-cell table:style-name="ce16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1" office:value-type="float" office:value="1" calcext:value-type="float">
            <text:p>1</text:p>
          </table:table-cell>
          <table:table-cell table:number-columns-repeated="2"/>
          <table:table-cell table:style-name="ce16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89" calcext:value-type="string">
            <text:p>0x89</text:p>
          </table:table-cell>
          <table:table-cell table:style-name="Default" table:number-columns-repeated="4"/>
        </table:table-row>
        <calcext:conditional-formats>
          <calcext:conditional-format calcext:target-range-address="H.C2:H.C2">
            <calcext:condition calcext:apply-style-name="Red LED" calcext:value="=0" calcext:base-cell-address="H.C2"/>
          </calcext:conditional-format>
          <calcext:conditional-format calcext:target-range-address="H.D3:H.D3">
            <calcext:condition calcext:apply-style-name="Red LED" calcext:value="=0" calcext:base-cell-address="H.D3"/>
          </calcext:conditional-format>
          <calcext:conditional-format calcext:target-range-address="H.B3:H.B3">
            <calcext:condition calcext:apply-style-name="Red LED" calcext:value="=0" calcext:base-cell-address="H.B3"/>
          </calcext:conditional-format>
          <calcext:conditional-format calcext:target-range-address="H.C4:H.C4">
            <calcext:condition calcext:apply-style-name="Red LED" calcext:value="=0" calcext:base-cell-address="H.C4"/>
          </calcext:conditional-format>
          <calcext:conditional-format calcext:target-range-address="H.D5:H.D5">
            <calcext:condition calcext:apply-style-name="Red LED" calcext:value="=0" calcext:base-cell-address="H.D5"/>
          </calcext:conditional-format>
          <calcext:conditional-format calcext:target-range-address="H.F6:H.F6">
            <calcext:condition calcext:apply-style-name="Red LED" calcext:value="=0" calcext:base-cell-address="H.F6"/>
          </calcext:conditional-format>
          <calcext:conditional-format calcext:target-range-address="H.C6:H.C6">
            <calcext:condition calcext:apply-style-name="Red LED" calcext:value="=0" calcext:base-cell-address="H.C6"/>
          </calcext:conditional-format>
          <calcext:conditional-format calcext:target-range-address="H.B5:H.B5">
            <calcext:condition calcext:apply-style-name="Red LED" calcext:value="=0" calcext:base-cell-address="H.B5"/>
          </calcext:conditional-format>
        </calcext:conditional-formats>
      </table:table>
      <table:table table:name="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7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165" office:value-type="float" office:value="0" calcext:value-type="float">
            <text:p>0</text:p>
          </table:table-cell>
          <table:table-cell/>
          <table:table-cell table:style-name="ce17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8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166" office:value-type="float" office:value="0" calcext:value-type="float">
            <text:p>0</text:p>
          </table:table-cell>
          <table:table-cell/>
          <table:table-cell table:style-name="ce17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9" office:value-type="float" office:value="1" calcext:value-type="float">
            <text:p>1</text:p>
          </table:table-cell>
          <table:table-cell table:number-columns-repeated="2"/>
          <table:table-cell table:style-name="ce17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CF" calcext:value-type="string">
            <text:p>0xCF</text:p>
          </table:table-cell>
          <table:table-cell table:style-name="Default" table:number-columns-repeated="4"/>
        </table:table-row>
        <calcext:conditional-formats>
          <calcext:conditional-format calcext:target-range-address="I.C2:I.C2">
            <calcext:condition calcext:apply-style-name="Red LED" calcext:value="=0" calcext:base-cell-address="'1'.C2"/>
          </calcext:conditional-format>
          <calcext:conditional-format calcext:target-range-address="I.D3:I.D3">
            <calcext:condition calcext:apply-style-name="Red LED" calcext:value="=0" calcext:base-cell-address="'1'.C2"/>
          </calcext:conditional-format>
          <calcext:conditional-format calcext:target-range-address="I.B3:I.B3">
            <calcext:condition calcext:apply-style-name="Red LED" calcext:value="=0" calcext:base-cell-address="'1'.C2"/>
          </calcext:conditional-format>
          <calcext:conditional-format calcext:target-range-address="I.C4:I.C4">
            <calcext:condition calcext:apply-style-name="Red LED" calcext:value="=0" calcext:base-cell-address="'1'.B3"/>
          </calcext:conditional-format>
          <calcext:conditional-format calcext:target-range-address="I.D5:I.D5">
            <calcext:condition calcext:apply-style-name="Red LED" calcext:value="=0" calcext:base-cell-address="'1'.C4"/>
          </calcext:conditional-format>
          <calcext:conditional-format calcext:target-range-address="I.F6:I.F6">
            <calcext:condition calcext:apply-style-name="Red LED" calcext:value="=0" calcext:base-cell-address="'1'.D5"/>
          </calcext:conditional-format>
          <calcext:conditional-format calcext:target-range-address="I.C6:I.C6">
            <calcext:condition calcext:apply-style-name="Red LED" calcext:value="=0" calcext:base-cell-address="'1'.F6"/>
          </calcext:conditional-format>
          <calcext:conditional-format calcext:target-range-address="I.B5:I.B5">
            <calcext:condition calcext:apply-style-name="Red LED" calcext:value="=0" calcext:base-cell-address="'1'.C6"/>
          </calcext:conditional-format>
        </calcext:conditional-formats>
      </table:table>
      <table:table table:name="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7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173" office:value-type="float" office:value="0" calcext:value-type="float">
            <text:p>0</text:p>
          </table:table-cell>
          <table:table-cell/>
          <table:table-cell table:style-name="ce17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174" office:value-type="float" office:value="0" calcext:value-type="float">
            <text:p>0</text:p>
          </table:table-cell>
          <table:table-cell/>
          <table:table-cell table:style-name="ce17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7" office:value-type="float" office:value="0" calcext:value-type="float">
            <text:p>0</text:p>
          </table:table-cell>
          <table:table-cell table:number-columns-repeated="2"/>
          <table:table-cell table:style-name="ce18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C7" calcext:value-type="string">
            <text:p>0xC7</text:p>
          </table:table-cell>
          <table:table-cell table:style-name="Default" table:number-columns-repeated="4"/>
        </table:table-row>
        <calcext:conditional-formats>
          <calcext:conditional-format calcext:target-range-address="L.C2:L.C2">
            <calcext:condition calcext:apply-style-name="Red LED" calcext:value="=0" calcext:base-cell-address="I.C2"/>
          </calcext:conditional-format>
          <calcext:conditional-format calcext:target-range-address="L.D3:L.D3">
            <calcext:condition calcext:apply-style-name="Red LED" calcext:value="=0" calcext:base-cell-address="I.D3"/>
          </calcext:conditional-format>
          <calcext:conditional-format calcext:target-range-address="L.B3:L.B3">
            <calcext:condition calcext:apply-style-name="Red LED" calcext:value="=0" calcext:base-cell-address="I.B3"/>
          </calcext:conditional-format>
          <calcext:conditional-format calcext:target-range-address="L.C4:L.C4">
            <calcext:condition calcext:apply-style-name="Red LED" calcext:value="=0" calcext:base-cell-address="I.C4"/>
          </calcext:conditional-format>
          <calcext:conditional-format calcext:target-range-address="L.D5:L.D5">
            <calcext:condition calcext:apply-style-name="Red LED" calcext:value="=0" calcext:base-cell-address="I.D5"/>
          </calcext:conditional-format>
          <calcext:conditional-format calcext:target-range-address="L.F6:L.F6">
            <calcext:condition calcext:apply-style-name="Red LED" calcext:value="=0" calcext:base-cell-address="I.F6"/>
          </calcext:conditional-format>
          <calcext:conditional-format calcext:target-range-address="L.C6:L.C6">
            <calcext:condition calcext:apply-style-name="Red LED" calcext:value="=0" calcext:base-cell-address="I.C6"/>
          </calcext:conditional-format>
          <calcext:conditional-format calcext:target-range-address="L.B5:L.B5">
            <calcext:condition calcext:apply-style-name="Red LED" calcext:value="=0" calcext:base-cell-address="I.B5"/>
          </calcext:conditional-format>
        </calcext:conditional-formats>
      </table:table>
      <table:table table:name="n 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8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181" office:value-type="float" office:value="1" calcext:value-type="float">
            <text:p>1</text:p>
          </table:table-cell>
          <table:table-cell/>
          <table:table-cell table:style-name="ce18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182" office:value-type="float" office:value="0" calcext:value-type="float">
            <text:p>0</text:p>
          </table:table-cell>
          <table:table-cell/>
          <table:table-cell table:style-name="ce18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5" office:value-type="float" office:value="1" calcext:value-type="float">
            <text:p>1</text:p>
          </table:table-cell>
          <table:table-cell table:number-columns-repeated="2"/>
          <table:table-cell table:style-name="ce188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AB" calcext:value-type="string">
            <text:p>0xAB</text:p>
          </table:table-cell>
          <table:table-cell table:style-name="Default" table:number-columns-repeated="4"/>
        </table:table-row>
        <calcext:conditional-formats>
          <calcext:conditional-format calcext:target-range-address="'n '.C2:'n '.C2">
            <calcext:condition calcext:apply-style-name="Red LED" calcext:value="=0" calcext:base-cell-address="'n '.C2"/>
          </calcext:conditional-format>
          <calcext:conditional-format calcext:target-range-address="'n '.D3:'n '.D3">
            <calcext:condition calcext:apply-style-name="Red LED" calcext:value="=0" calcext:base-cell-address="'n '.D3"/>
          </calcext:conditional-format>
          <calcext:conditional-format calcext:target-range-address="'n '.B3:'n '.B3">
            <calcext:condition calcext:apply-style-name="Red LED" calcext:value="=0" calcext:base-cell-address="'n '.B3"/>
          </calcext:conditional-format>
          <calcext:conditional-format calcext:target-range-address="'n '.C4:'n '.C4">
            <calcext:condition calcext:apply-style-name="Red LED" calcext:value="=0" calcext:base-cell-address="'n '.C4"/>
          </calcext:conditional-format>
          <calcext:conditional-format calcext:target-range-address="'n '.D5:'n '.D5">
            <calcext:condition calcext:apply-style-name="Red LED" calcext:value="=0" calcext:base-cell-address="'n '.D5"/>
          </calcext:conditional-format>
          <calcext:conditional-format calcext:target-range-address="'n '.F6:'n '.F6">
            <calcext:condition calcext:apply-style-name="Red LED" calcext:value="=0" calcext:base-cell-address="'n '.F6"/>
          </calcext:conditional-format>
          <calcext:conditional-format calcext:target-range-address="'n '.C6:'n '.C6">
            <calcext:condition calcext:apply-style-name="Red LED" calcext:value="=0" calcext:base-cell-address="'n '.C6"/>
          </calcext:conditional-format>
          <calcext:conditional-format calcext:target-range-address="'n '.B5:'n '.B5">
            <calcext:condition calcext:apply-style-name="Red LED" calcext:value="=0" calcext:base-cell-address="'n '.B5"/>
          </calcext:conditional-format>
        </calcext:conditional-formats>
      </table:table>
      <table:table table:name="o 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9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189" office:value-type="float" office:value="1" calcext:value-type="float">
            <text:p>1</text:p>
          </table:table-cell>
          <table:table-cell/>
          <table:table-cell table:style-name="ce19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190" office:value-type="float" office:value="0" calcext:value-type="float">
            <text:p>0</text:p>
          </table:table-cell>
          <table:table-cell/>
          <table:table-cell table:style-name="ce19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3" office:value-type="float" office:value="0" calcext:value-type="float">
            <text:p>0</text:p>
          </table:table-cell>
          <table:table-cell table:number-columns-repeated="2"/>
          <table:table-cell table:style-name="ce19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A3" calcext:value-type="string">
            <text:p>0xA3</text:p>
          </table:table-cell>
          <table:table-cell table:style-name="Default" table:number-columns-repeated="4"/>
        </table:table-row>
        <calcext:conditional-formats>
          <calcext:conditional-format calcext:target-range-address="'o '.C2:'o '.C2">
            <calcext:condition calcext:apply-style-name="Red LED" calcext:value="=0" calcext:base-cell-address="'o '.C2"/>
          </calcext:conditional-format>
          <calcext:conditional-format calcext:target-range-address="'o '.D3:'o '.D3">
            <calcext:condition calcext:apply-style-name="Red LED" calcext:value="=0" calcext:base-cell-address="'o '.D3"/>
          </calcext:conditional-format>
          <calcext:conditional-format calcext:target-range-address="'o '.B3:'o '.B3">
            <calcext:condition calcext:apply-style-name="Red LED" calcext:value="=0" calcext:base-cell-address="'o '.B3"/>
          </calcext:conditional-format>
          <calcext:conditional-format calcext:target-range-address="'o '.C4:'o '.C4">
            <calcext:condition calcext:apply-style-name="Red LED" calcext:value="=0" calcext:base-cell-address="'o '.C4"/>
          </calcext:conditional-format>
          <calcext:conditional-format calcext:target-range-address="'o '.D5:'o '.D5">
            <calcext:condition calcext:apply-style-name="Red LED" calcext:value="=0" calcext:base-cell-address="'o '.D5"/>
          </calcext:conditional-format>
          <calcext:conditional-format calcext:target-range-address="'o '.F6:'o '.F6">
            <calcext:condition calcext:apply-style-name="Red LED" calcext:value="=0" calcext:base-cell-address="'o '.F6"/>
          </calcext:conditional-format>
          <calcext:conditional-format calcext:target-range-address="'o '.C6:'o '.C6">
            <calcext:condition calcext:apply-style-name="Red LED" calcext:value="=0" calcext:base-cell-address="'o '.C6"/>
          </calcext:conditional-format>
          <calcext:conditional-format calcext:target-range-address="'o '.B5:'o '.B5">
            <calcext:condition calcext:apply-style-name="Red LED" calcext:value="=0" calcext:base-cell-address="'o '.B5"/>
          </calcext:conditional-format>
        </calcext:conditional-formats>
      </table:table>
      <table:table table:name="P.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99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197" office:value-type="float" office:value="0" calcext:value-type="float">
            <text:p>0</text:p>
          </table:table-cell>
          <table:table-cell/>
          <table:table-cell table:style-name="ce20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0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198" office:value-type="float" office:value="0" calcext:value-type="float">
            <text:p>0</text:p>
          </table:table-cell>
          <table:table-cell/>
          <table:table-cell table:style-name="ce20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01" office:value-type="float" office:value="1" calcext:value-type="float">
            <text:p>1</text:p>
          </table:table-cell>
          <table:table-cell table:number-columns-repeated="2"/>
          <table:table-cell table:style-name="ce20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C" calcext:value-type="string">
            <text:p>0xC</text:p>
          </table:table-cell>
          <table:table-cell table:style-name="Default" table:number-columns-repeated="4"/>
        </table:table-row>
        <calcext:conditional-formats>
          <calcext:conditional-format calcext:target-range-address="'P.'.C2:'P.'.C2">
            <calcext:condition calcext:apply-style-name="Red LED" calcext:value="=0" calcext:base-cell-address="'P.'.C2"/>
          </calcext:conditional-format>
          <calcext:conditional-format calcext:target-range-address="'P.'.D3:'P.'.D3">
            <calcext:condition calcext:apply-style-name="Red LED" calcext:value="=0" calcext:base-cell-address="'P.'.D3"/>
          </calcext:conditional-format>
          <calcext:conditional-format calcext:target-range-address="'P.'.B3:'P.'.B3">
            <calcext:condition calcext:apply-style-name="Red LED" calcext:value="=0" calcext:base-cell-address="'P.'.B3"/>
          </calcext:conditional-format>
          <calcext:conditional-format calcext:target-range-address="'P.'.C4:'P.'.C4">
            <calcext:condition calcext:apply-style-name="Red LED" calcext:value="=0" calcext:base-cell-address="'P.'.C4"/>
          </calcext:conditional-format>
          <calcext:conditional-format calcext:target-range-address="'P.'.D5:'P.'.D5">
            <calcext:condition calcext:apply-style-name="Red LED" calcext:value="=0" calcext:base-cell-address="'P.'.D5"/>
          </calcext:conditional-format>
          <calcext:conditional-format calcext:target-range-address="'P.'.F6:'P.'.F6">
            <calcext:condition calcext:apply-style-name="Red LED" calcext:value="=0" calcext:base-cell-address="'P.'.F6"/>
          </calcext:conditional-format>
          <calcext:conditional-format calcext:target-range-address="'P.'.C6:'P.'.C6">
            <calcext:condition calcext:apply-style-name="Red LED" calcext:value="=0" calcext:base-cell-address="'P.'.C6"/>
          </calcext:conditional-format>
          <calcext:conditional-format calcext:target-range-address="'P.'.B5:'P.'.B5">
            <calcext:condition calcext:apply-style-name="Red LED" calcext:value="=0" calcext:base-cell-address="'P.'.B5"/>
          </calcext:conditional-format>
        </calcext:conditional-formats>
      </table:table>
      <table:table table:name="t 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07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205" office:value-type="float" office:value="0" calcext:value-type="float">
            <text:p>0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0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206" office:value-type="float" office:value="0" calcext:value-type="float">
            <text:p>0</text:p>
          </table:table-cell>
          <table:table-cell/>
          <table:table-cell table:style-name="ce2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09" office:value-type="float" office:value="0" calcext:value-type="float">
            <text:p>0</text:p>
          </table:table-cell>
          <table:table-cell table:number-columns-repeated="2"/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87" calcext:value-type="string">
            <text:p>0x87</text:p>
          </table:table-cell>
          <table:table-cell table:style-name="Default" table:number-columns-repeated="4"/>
        </table:table-row>
        <calcext:conditional-formats>
          <calcext:conditional-format calcext:target-range-address="'t '.C2:'t '.C2">
            <calcext:condition calcext:apply-style-name="Red LED" calcext:value="=0" calcext:base-cell-address="'t '.C2"/>
          </calcext:conditional-format>
          <calcext:conditional-format calcext:target-range-address="'t '.D3:'t '.D3">
            <calcext:condition calcext:apply-style-name="Red LED" calcext:value="=0" calcext:base-cell-address="'t '.D3"/>
          </calcext:conditional-format>
          <calcext:conditional-format calcext:target-range-address="'t '.B3:'t '.B3">
            <calcext:condition calcext:apply-style-name="Red LED" calcext:value="=0" calcext:base-cell-address="'t '.B3"/>
          </calcext:conditional-format>
          <calcext:conditional-format calcext:target-range-address="'t '.C4:'t '.C4">
            <calcext:condition calcext:apply-style-name="Red LED" calcext:value="=0" calcext:base-cell-address="'t '.C4"/>
          </calcext:conditional-format>
          <calcext:conditional-format calcext:target-range-address="'t '.D5:'t '.D5">
            <calcext:condition calcext:apply-style-name="Red LED" calcext:value="=0" calcext:base-cell-address="'t '.D5"/>
          </calcext:conditional-format>
          <calcext:conditional-format calcext:target-range-address="'t '.F6:'t '.F6">
            <calcext:condition calcext:apply-style-name="Red LED" calcext:value="=0" calcext:base-cell-address="'t '.F6"/>
          </calcext:conditional-format>
          <calcext:conditional-format calcext:target-range-address="'t '.C6:'t '.C6">
            <calcext:condition calcext:apply-style-name="Red LED" calcext:value="=0" calcext:base-cell-address="'t '.C6"/>
          </calcext:conditional-format>
          <calcext:conditional-format calcext:target-range-address="'t '.B5:'t '.B5">
            <calcext:condition calcext:apply-style-name="Red LED" calcext:value="=0" calcext:base-cell-address="'t '.B5"/>
          </calcext:conditional-format>
        </calcext:conditional-formats>
      </table:table>
      <table:table table:name="u 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1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213" office:value-type="float" office:value="1" calcext:value-type="float">
            <text:p>1</text:p>
          </table:table-cell>
          <table:table-cell/>
          <table:table-cell table:style-name="ce21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214" office:value-type="float" office:value="0" calcext:value-type="float">
            <text:p>0</text:p>
          </table:table-cell>
          <table:table-cell/>
          <table:table-cell table:style-name="ce2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7" office:value-type="float" office:value="0" calcext:value-type="float">
            <text:p>0</text:p>
          </table:table-cell>
          <table:table-cell table:number-columns-repeated="2"/>
          <table:table-cell table:style-name="ce22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E3" calcext:value-type="string">
            <text:p>0xE3</text:p>
          </table:table-cell>
          <table:table-cell table:style-name="Default" table:number-columns-repeated="4"/>
        </table:table-row>
        <calcext:conditional-formats>
          <calcext:conditional-format calcext:target-range-address="'u '.C2:'u '.C2">
            <calcext:condition calcext:apply-style-name="Red LED" calcext:value="=0" calcext:base-cell-address="'u '.C2"/>
          </calcext:conditional-format>
          <calcext:conditional-format calcext:target-range-address="'u '.D3:'u '.D3">
            <calcext:condition calcext:apply-style-name="Red LED" calcext:value="=0" calcext:base-cell-address="'u '.D3"/>
          </calcext:conditional-format>
          <calcext:conditional-format calcext:target-range-address="'u '.B3:'u '.B3">
            <calcext:condition calcext:apply-style-name="Red LED" calcext:value="=0" calcext:base-cell-address="'u '.B3"/>
          </calcext:conditional-format>
          <calcext:conditional-format calcext:target-range-address="'u '.C4:'u '.C4">
            <calcext:condition calcext:apply-style-name="Red LED" calcext:value="=0" calcext:base-cell-address="'u '.C4"/>
          </calcext:conditional-format>
          <calcext:conditional-format calcext:target-range-address="'u '.D5:'u '.D5">
            <calcext:condition calcext:apply-style-name="Red LED" calcext:value="=0" calcext:base-cell-address="'u '.D5"/>
          </calcext:conditional-format>
          <calcext:conditional-format calcext:target-range-address="'u '.F6:'u '.F6">
            <calcext:condition calcext:apply-style-name="Red LED" calcext:value="=0" calcext:base-cell-address="'u '.F6"/>
          </calcext:conditional-format>
          <calcext:conditional-format calcext:target-range-address="'u '.C6:'u '.C6">
            <calcext:condition calcext:apply-style-name="Red LED" calcext:value="=0" calcext:base-cell-address="'u '.C6"/>
          </calcext:conditional-format>
          <calcext:conditional-format calcext:target-range-address="'u '.B5:'u '.B5">
            <calcext:condition calcext:apply-style-name="Red LED" calcext:value="=0" calcext:base-cell-address="'u '.B5"/>
          </calcext:conditional-format>
        </calcext:conditional-formats>
      </table:table>
      <table:table table:name="U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2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221" office:value-type="float" office:value="0" calcext:value-type="float">
            <text:p>0</text:p>
          </table:table-cell>
          <table:table-cell/>
          <table:table-cell table:style-name="ce22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4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222" office:value-type="float" office:value="0" calcext:value-type="float">
            <text:p>0</text:p>
          </table:table-cell>
          <table:table-cell/>
          <table:table-cell table:style-name="ce22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5" office:value-type="float" office:value="0" calcext:value-type="float">
            <text:p>0</text:p>
          </table:table-cell>
          <table:table-cell table:number-columns-repeated="2"/>
          <table:table-cell table:style-name="ce228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C1" calcext:value-type="string">
            <text:p>0xC1</text:p>
          </table:table-cell>
          <table:table-cell table:style-name="Default" table:number-columns-repeated="4"/>
        </table:table-row>
        <calcext:conditional-formats>
          <calcext:conditional-format calcext:target-range-address="U.C2:U.C2">
            <calcext:condition calcext:apply-style-name="Red LED" calcext:value="=0" calcext:base-cell-address="U.C2"/>
          </calcext:conditional-format>
          <calcext:conditional-format calcext:target-range-address="U.D3:U.D3">
            <calcext:condition calcext:apply-style-name="Red LED" calcext:value="=0" calcext:base-cell-address="U.D3"/>
          </calcext:conditional-format>
          <calcext:conditional-format calcext:target-range-address="U.B3:U.B3">
            <calcext:condition calcext:apply-style-name="Red LED" calcext:value="=0" calcext:base-cell-address="U.B3"/>
          </calcext:conditional-format>
          <calcext:conditional-format calcext:target-range-address="U.C4:U.C4">
            <calcext:condition calcext:apply-style-name="Red LED" calcext:value="=0" calcext:base-cell-address="U.C4"/>
          </calcext:conditional-format>
          <calcext:conditional-format calcext:target-range-address="U.D5:U.D5">
            <calcext:condition calcext:apply-style-name="Red LED" calcext:value="=0" calcext:base-cell-address="U.D5"/>
          </calcext:conditional-format>
          <calcext:conditional-format calcext:target-range-address="U.F6:U.F6">
            <calcext:condition calcext:apply-style-name="Red LED" calcext:value="=0" calcext:base-cell-address="U.F6"/>
          </calcext:conditional-format>
          <calcext:conditional-format calcext:target-range-address="U.C6:U.C6">
            <calcext:condition calcext:apply-style-name="Red LED" calcext:value="=0" calcext:base-cell-address="U.C6"/>
          </calcext:conditional-format>
          <calcext:conditional-format calcext:target-range-address="U.B5:U.B5">
            <calcext:condition calcext:apply-style-name="Red LED" calcext:value="=0" calcext:base-cell-address="U.B5"/>
          </calcext:conditional-format>
        </calcext:conditional-formats>
      </table:table>
      <table:table table:name="-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3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229" office:value-type="float" office:value="1" calcext:value-type="float">
            <text:p>1</text:p>
          </table:table-cell>
          <table:table-cell/>
          <table:table-cell table:style-name="ce23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230" office:value-type="float" office:value="1" calcext:value-type="float">
            <text:p>1</text:p>
          </table:table-cell>
          <table:table-cell/>
          <table:table-cell table:style-name="ce23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3" office:value-type="float" office:value="1" calcext:value-type="float">
            <text:p>1</text:p>
          </table:table-cell>
          <table:table-cell table:number-columns-repeated="2"/>
          <table:table-cell table:style-name="ce23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ex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CONCATENATE(&quot;0x&quot;;BIN2HEX(CONCATENATE([.F6];[.C4];[.B3];[.B5];[.C6];[.D5];[.D3];[.C2])))" office:value-type="string" office:string-value="0xBF" calcext:value-type="string">
            <text:p>0xBF</text:p>
          </table:table-cell>
          <table:table-cell table:style-name="Default" table:number-columns-repeated="4"/>
        </table:table-row>
        <calcext:conditional-formats>
          <calcext:conditional-format calcext:target-range-address="'-'.C2:'-'.C2">
            <calcext:condition calcext:apply-style-name="Red LED" calcext:value="=0" calcext:base-cell-address="'-'.C2"/>
          </calcext:conditional-format>
          <calcext:conditional-format calcext:target-range-address="'-'.D3:'-'.D3">
            <calcext:condition calcext:apply-style-name="Red LED" calcext:value="=0" calcext:base-cell-address="'-'.D3"/>
          </calcext:conditional-format>
          <calcext:conditional-format calcext:target-range-address="'-'.B3:'-'.B3">
            <calcext:condition calcext:apply-style-name="Red LED" calcext:value="=0" calcext:base-cell-address="'-'.B3"/>
          </calcext:conditional-format>
          <calcext:conditional-format calcext:target-range-address="'-'.C4:'-'.C4">
            <calcext:condition calcext:apply-style-name="Red LED" calcext:value="=0" calcext:base-cell-address="'-'.C4"/>
          </calcext:conditional-format>
          <calcext:conditional-format calcext:target-range-address="'-'.D5:'-'.D5">
            <calcext:condition calcext:apply-style-name="Red LED" calcext:value="=0" calcext:base-cell-address="'-'.D5"/>
          </calcext:conditional-format>
          <calcext:conditional-format calcext:target-range-address="'-'.F6:'-'.F6">
            <calcext:condition calcext:apply-style-name="Red LED" calcext:value="=0" calcext:base-cell-address="'-'.F6"/>
          </calcext:conditional-format>
          <calcext:conditional-format calcext:target-range-address="'-'.C6:'-'.C6">
            <calcext:condition calcext:apply-style-name="Red LED" calcext:value="=0" calcext:base-cell-address="'-'.C6"/>
          </calcext:conditional-format>
          <calcext:conditional-format calcext:target-range-address="'-'.B5:'-'.B5">
            <calcext:condition calcext:apply-style-name="Red LED" calcext:value="=0" calcext:base-cell-address="'-'.B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_20_LED" style:display-name="Red LED" style:family="table-cell" style:parent-style-name="Default">
      <style:table-cell-properties fo:background-color="#ed1c24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.00.0000</text:date>, <text:time style:data-style-name="N2" text:time-value="12:34:31.20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09:26:40.079000000</meta:creation-date>
    <dc:date>2018-05-31T10:40:40.009000000</dc:date>
    <meta:editing-duration>PT40M13S</meta:editing-duration>
    <meta:editing-cycles>10</meta:editing-cycles>
    <meta:generator>LibreOffice/6.0.2.1$Windows_X86_64 LibreOffice_project/f7f06a8f319e4b62f9bc5095aa112a65d2f3ac89</meta:generator>
    <meta:document-statistic meta:table-count="28" meta:cell-count="280" meta:object-count="0"/>
  </office:meta>
</office:document-meta>
</file>